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rial Black" svg:font-family="'Arial Blac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11.4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>
          <draw:text-box>
            <text:p>O come, O come Emmanuel</text:p>
          </draw:text-box>
        </draw:frame>
        <draw:frame presentation:style-name="pr2" draw:layer="layout" svg:width="28cm" svg:height="11.7cm" svg:x="0cm" svg:y="3.9cm" presentation:class="outline">
          <draw:text-box>
            <text:p>O come, O come Emmanuel</text:p>
            <text:p>And ransom captive Israel</text:p>
            <text:p>That mourns the lonely exile here</text:p>
            <text:p>Until the son of God appea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63cm" svg:x="0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>
          <draw:text-box>
            <text:list text:style-name="L2">
              <text:list-item>
                <text:p>Rejoice, rejoice Emmanuel</text:p>
              </text:list-item>
              <text:list-item>
                <text:p>Shall come to thee, O Isra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63cm" svg:x="0cm" svg:y="0.627cm" presentation:class="title" presentation:placeholder="true">
          <draw:text-box/>
        </draw:frame>
        <draw:frame presentation:style-name="pr5" draw:text-style-name="P2" draw:layer="layout" svg:width="28cm" svg:height="11.7cm" svg:x="0cm" svg:y="3.9cm" presentation:class="outline">
          <draw:text-box>
            <text:p text:style-name="P1"><text:span text:style-name="T1">O Come thou wisdom from on high,</text:span></text:p>
            <text:p text:style-name="P1"><text:span text:style-name="T1">Who ord’rest all things mightily</text:span></text:p>
            <text:p text:style-name="P1"><text:span text:style-name="T1">To us the path of knowledge show,</text:span></text:p>
            <text:p text:style-name="P1"><text:span text:style-name="T1">And teach us in her ways to 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63cm" svg:x="0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>
          <draw:text-box>
            <text:list text:style-name="L2">
              <text:list-item>
                <text:p>Rejoice, rejoice Emmanuel</text:p>
              </text:list-item>
              <text:list-item>
                <text:p>Shall come to thee, O Isra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63cm" svg:x="0cm" svg:y="0.627cm" presentation:class="title" presentation:placeholder="true">
          <draw:text-box/>
        </draw:frame>
        <draw:frame presentation:style-name="pr5" draw:text-style-name="P2" draw:layer="layout" svg:width="28cm" svg:height="11.7cm" svg:x="0cm" svg:y="3.9cm" presentation:class="outline">
          <draw:text-box>
            <text:p text:style-name="P1"><text:span text:style-name="T1">O come, O come thou Lord of might,</text:span></text:p>
            <text:p text:style-name="P1"><text:span text:style-name="T1">Who to thy tribes of Sinai’s height</text:span></text:p>
            <text:p text:style-name="P1"><text:span text:style-name="T1">In ancient times didst give the law</text:span></text:p>
            <text:p text:style-name="P1"><text:span text:style-name="T1">In cloud and majesty and aw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63cm" svg:x="0cm" svg:y="0.627cm" presentation:class="title" presentation:placeholder="true">
          <draw:text-box/>
        </draw:frame>
        <draw:frame presentation:style-name="pr5" draw:layer="layout" svg:width="28cm" svg:height="11.7cm" svg:x="0cm" svg:y="3.9cm" presentation:class="outline">
          <draw:text-box>
            <text:list text:style-name="L2">
              <text:list-item>
                <text:p>Rejoice, rejoice Emmanuel</text:p>
              </text:list-item>
              <text:list-item>
                <text:p>Shall come to thee, O Isra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rial Black" svg:font-family="'Arial Blac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11-29T12:04:56.014810390</dc:date>
    <dc:creator>irvy </dc:creator>
    <meta:editing-duration>PT2H8M26S</meta:editing-duration>
    <meta:editing-cycles>31</meta:editing-cycles>
    <meta:generator>LibreOffice/4.2.7.2$Linux_X86_64 LibreOffice_project/420m0$Build-2</meta:generator>
    <meta:document-statistic meta:object-count="50"/>
  </office:meta>
</office:document-meta>
</file>